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0"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1" style:family="paragraph" style:parent-style-name="Text_20_body">
      <style:text-properties fo:font-weight="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5" style:family="paragraph" style:parent-style-name="Text_20_body">
      <style:paragraph-properties fo:margin-top="0in" fo:margin-bottom="0in" fo:line-height="114%" fo:text-align="justify" style:justify-single-word="false" style:writing-mode="lr-tb"/>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6"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7"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8"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text-underline-style="none" fo:font-weight="normal" style:text-blinking="false"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2"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3" style:family="text">
      <style:text-properties fo:font-variant="normal" fo:text-transform="none" fo:color="#000000" style:text-underline-style="solid" style:text-underline-width="auto" style:text-underline-color="font-color" fo:background-color="transparent"/>
    </style:style>
    <style:style style:name="T14"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5" style:family="text">
      <style:text-properties style:font-name="Arial" fo:font-size="11.25pt" fo:font-style="normal" fo:font-weight="normal"/>
    </style:style>
    <style:style style:name="T16" style:family="text">
      <style:text-properties style:font-name="Arial" fo:font-size="11.25pt" fo:font-style="normal" fo:font-weight="bold"/>
    </style:style>
    <style:style style:name="T17" style:family="text">
      <style:text-properties fo:font-weight="normal"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7">Towards Support for Software Model Checking: Improving the Efficiency of Formal Specifications</text:p>
      <text:p text:style-name="P15"><text:span text:style-name="T5">The Property Specification (Prospec) tool uses patterns and scopes defined by Dwyer et al., to generate formal specifications in Linear Temporal Logic (LTL) and other languages. The work presented in this paper provides improved LTL specifications for patterns and scopes over those originally provided by Prospec. This improvement comes in the efficiency of the LTL formulas as measured in terms of the number of states in the B ̈ chi automaton generated for the formula. Minimizing the size of the Buchi automata for an LTL specification provides a significant improvement for model checking software systems using such tools as the highly acclaimed Spin model checker. To generate Buchi automata, we used the model checker SPIN, and the LTL to BA translators: LTL2BA [10], the Temporal Message Parlor [11], and LTL2NBA [12], all of which efficiently convert LTL specifications into BAs. Notice that some of these tools produce a BA in the form of a never-claim, which is a specific representation of BA used by the model checker Spin. In this article we use the terms Buchi automata and never-claims interchangeably. </text:span><text:span text:style-name="T3"> ← FOUND THE TOOL!!! </text:span><text:a xlink:type="simple" xlink:href="http://cybershare-portal2.utep.edu/resources/tools/prospec"><text:span text:style-name="T19">http://cybershare-portal2.utep.edu/resources/tools/prospec</text:span></text:a><text:span text:style-name="T3"> ← it's only for Windows *sigh*</text:span></text:p>
      <text:p text:style-name="P3">While CTL allows for branching type of behavior (i.e., semantically, formulas are defined both using the universal and existential quantifiers), LTL formulas describe specific path behavior (i.e., semantically, formulas are defined only using the universal quantifier). Formulas in this paper deal</text:p>
      <text:p text:style-name="P3">only with LTL. <text:s/></text:p>
      <text:p text:style-name="P6">An execution is a sequence s0 , s1 , . . ., where for all isi ∈ Q and for all i ≥ 0, (si , si+1 ) ∈ δ. A finite execution is an accepting execution if it terminates in a final state s f ∈ F. An infinite execution, also called an w-execution or w-run, is accepting if it passes through a state s f ∈ F infinitely often. (F is a set of accepting states!)</text:p>
      <text:p text:style-name="P3">Response properties represent a temporal relation called cause-effect between two propositions. Prospec displays traces of computation to illustrate the subtle issues that exist within the different patterns and scopes, and it displays a decision tree to guide the user through a series of decisions in selecting the appropriate pattern and/or scope. </text:p>
      <text:p text:style-name="P7">------------------------------</text:p>
      <text:p text:style-name="P7">Extracting models from source code in software modernization ← VERY USEFUL!</text:p>
      <text:p text:style-name="P3">Grammar-to-Model Transformation Language (Gra2MoL) is a domain-specific language (DSL) tailored to the extraction of models from GPL code. This DSL is actually a text-to-model transformation language which can be applied to any code conforming to a grammar. Like ATL and RubyTL languages, Gra2MoL incorporates the binding concept needed to write mappings between grammar elements and metamodel elements in a simple declarative style. The language also provides a powerful query language which eases the retrieval of scattered information in syntax trees. Moreover, it incorporates extensibility and grammar reuse mechanisms. This paper describes Gra2MoL in detail and includes a case study based on the application of the language in the extraction of models from Delphi code. </text:p>
      <text:p text:style-name="P3">When software artifacts are evolved by applying MDD, it is necessary for them to be represented as models to execute model transformations that generate new evolved artifacts. For example, in a scenario of language-to-language migration, the first step is to extract models from the application code written in the source language. Since most modernization scenarios [6], such as language-to-language conversion or platform migration, involve dealing with code expressed in some general-<text:soft-page-break/>purpose programming languages (GPL), techniques and tools providing efficient means to extract models from GPL code are essential in model-driven modernization. In these scenarios, models conforming to a target metamodel (e.g., an abstract syntax tree metamodel) should be obtained from source code conforming to the grammar of a GPL. Dedicated parsers (also known as model discoverers) [1,3] are,therefore, normally implemented to obtain models from code conforming to a grammar. These parsers perform model-generation tasks in addition to code parsing. Firstly, a syntax tree (i.e., an abstract or concrete syntax tree) is created from the source code, and this syntax tree is then traversed to obtain the information needed to create the model elements. This is a complex task which requires both collecting scattered information and resolving references in the syntax tree. </text:p>
      <text:p text:style-name="P6">Since the construction of such dedicated parsers is a time-consuming task, we have defined a DSL, called Grammar To Model Transformation Language (Gra2MoL), which has been specifically designed to extract models from GPL code, although it can be used for any software language conforming to a grammar. Model transformations are classified into three categories [10]: model-to-model transformations whose input and output are models; model-to-text transformations, which generate software artifacts (e.g., GPL code and database schemas) from a source model, and text-to-model transformations which obtain models from </text:p>
      <text:p text:style-name="P6">existing software artifacts. Gra2MoL would, therefore, be a text-to-model transformation language whose source artifacts must be described by a grammar. </text:p>
      <text:p text:style-name="P3">When designing a model transformation language, two key design choices are how to express the mappings between source and target elements and how to navigate through the source artifact. Gra2MoL allows mappings to be established between grammar elements and target metamodel elements in a declarative manner that is similar to how mappings are expressed in model-to-model transformation languages such as ATL or RubyTL using the binding construct [11]. Furthermore, as a Gra2MoL transformation represents the code in the form of a syntax tree, Gra2MoL provides a powerful query language to ease the navigation and querying of such a tree when writing mappings. </text:p>
      <text:p text:style-name="P3">Figure 1 shows the elements involved in the process of extracting models from code conforming to a grammar. This process is a text-to-model transformation T which has as its input a program P along with the grammar definition G to which it conforms. The transformation manages P as either an abstract syntax tree (AST) or a concrete syntax tree (CST). In this paper, we use the term “syntax tree” to refer to both AST and CST. The execution of T generates a target model MT conforming to a target metamodel M MT representing the information to be extracted, which is usually more complex than a syntax tree. The extraction process is driven by a specification of the mappings between the grammar elements and the metamodel elements. </text:p>
      <text:p text:style-name="P6">With GPL code, creating this bridge requires an efficient mechanism to traverse syntax trees since the model elements to be extracted are usually composed of information that is scattered in such trees. In particular, this scattering is mainly caused by the means used to represent the references between elements. Models are graphs and any model element can directly refer to another, whereas in a syntax tree that represents certain code which conforms to a GPL grammar, the references between grammar elements are implicitly estab- </text:p>
      <text:p text:style-name="P6">lished by means of identifiers. Transforming an identifierbased reference into an explicit reference involves looking for the “identified” node on the syntax tree. For instance, if a model element is extracted from a “function call” statement where one argument is a global variable, certain necessary information, such as the type of the variable or the function signature, is located outside the current scope (ref. [19] calls this kind of transformations global-to-local transformations). The scattering problem may also appear when the semantic </text:p>
      <text:p text:style-name="P6"><text:soft-page-break/>gap between the source code and the target metamodel is high, e.g., a model element representing a metric that counts the number of classes could require the traversal of the source code to count all class declarations in Java. ← this is sooo true. Difficult to jump in different parts of the AST to extract related information </text:p>
      <text:p text:style-name="P6">Two main issues to be tackled by a mechanism for extracting models from GPL code are therefore: (1) establishing the mapping between grammar elements and metamodel elements, and (2) retrieving scattered information from syntax trees. Next, we analyze how dedicated parsers, DSL definition tools, program transformation languages and model- to-model transformation languages could be used to build grammarware–modelware bridges in the case of GPL code. </text:p>
      <text:p text:style-name="P3">However, dedicated parser development is a time-consuming and expensive task, because the syntax tree traversals must be hardcoded both to collect scattered information and to resolve references. In addition, mappings are also hardcoded, which hinder mantainability. The effort required is usually alleviated by automatically extracting an AST from the source code. This step is performed using an API, which is intended to make the management of this tree easier. An example of such APIs is the JDT Eclipse project [20], which works with Java source code. But APIs do not currently exist for a number of the GPLs widely used in modernization (e.g., PL/SQL language). In addition, although these APIs tackle AST extraction and management, a mechanism for retrieving scattered information must still be hard-coded, so APIs do not considerably shorten the development time. </text:p>
      <text:p text:style-name="P3">Similarly, model-to-model transformation languages could also be used by first obtaining a simple intermediate model (i.e., a syntax tree model) from the code by means of a dedicated parser. However, defining the transformation would lead to an important problem: the inadequacy of the query language. Most model transformation languages, such as ATL or QVT, provide a variant of the OCL navigation language [33] which allows model graphs to be traversed. </text:p>
      <text:p text:style-name="P6">how can mappings between grammar elements and metamodel elements be expressed in a simple and readable way, and what notation is appropriate when retrieving scattered information from syntax trees. ? </text:p>
      <text:p text:style-name="P3">The DSL created, denominated as Gra2MoL, provides constructs to write mappings at a high level of abstraction in a declarative style similar to how mapping are expressed in model-to-model transformation languages such as ATL or RubyTL. With regard to the support of traversing syntax trees, Gra2MoL provides a powerful query language for syntax trees. </text:p>
      <text:p text:style-name="P6">Figure 3 (← great example!) shows a first example of how Gra2MoL is used. A Gra2MoL definition consists of a set of rules, each one of which express the mapping between a grammar element and a model element. </text:p>
      <text:p text:style-name="P3">As stated previously, transforming GPL into models involves the intensive use of traversals through the syntax tree to collect scattered information. A model extraction language must, therefore, provide a powerful query language, which facilitates the access to tree nodes outside the current construct scope (i.e., a rule). Figure 4 illustrates the scattering problem for a simple example of extracting an ASTM model element from a Delphi procedure. Abstract Syntax Tree Metamodel (ASTM) [35] is a metamodel provided by ADM to represent the source code of the software system </text:p>
      <text:p text:style-name="P3">as ASTs. As can be observed, whereas all the information needed to initialize the right-hand side attribute (the expression grammar element of the assignment) are inside the current scope (depicted as an oval), the information needed to initialize the left-hand side attribute are outside this scope, because the msg variable declaration is referenced by an identifier. A query language might, therefore, help to resolve this reference to the msg variable, by providing navigation constructs for <text:soft-page-break/>accessing the corresponding declaration node and retrieving the variables’ properties. </text:p>
      <text:p text:style-name="P3">We have created a structure-shy query language, inspired by XPath [36], which allows a CST of the source code to be navigated without the need to specify each navigation step. Gra2MoL has been designed as a text-to-model transformation language. It is a rule-based language with rules whose structure is similar to that provided in languages such as ATL or RubyTL, with two important differences: (1) the source element of a rule is a grammar element rather than a meta-model element and (2) the navigation through the source code is expressed by the query language presented for CSTs, rather than an OCL-based-language. Gra2MoL is distributed as a plugin for the Eclipse IDE which can be downloaded from the Gra2MoL website [18]. </text:p>
      <text:p text:style-name="P3">The plugin incorporates an editor to manage transformation definitions, which include some assistance mechanisms such as syntax highlighting, auto-completion or code folding. (screenprint contains: Java.g grammar, example.g2m with transformation rules, and test.java source code to be transformed into model The description about Gra2MoL in this paper has been focused on its usefulness in extracting models from GPL code. However, this DSL is actually a text-to-model transformation which can be used to extract models from any code conforming to a grammar. To the best of our knowledge, Gra2MoL is the first approach for the definition of a text-to-model transformation language. A Gra2MoL transformation definition consists of rules which transform grammar elements into model elements by manipulating the CST of the source code. </text:p>
      <text:p text:style-name="P7">------------------------------</text:p>
      <text:p text:style-name="P7">Multi-core and/or Symbolic Model Checking </text:p>
      <text:p text:style-name="P3">So far, multi-core and symbolic algorithms had very little in common, forcing the user in the end to make a wise trade-off between memory or speed. Recently, however, we designed a novel multi-core BDD package called Sylvan. This forms an excellent basis for scalable parallel symbolic model checking. We discuss a scalable hash-table design, enhanced with various scalable state compression techniques. Used by parallel random traversal, this design forms the key factor of a scalable model checker that can handle 1010 states in 10 minutes on a 48-core machine with 128 GB memory. Simultaneously, we re-engineered several model checking algorithms and enhancements, such as LTL model checking with partial-order reduction, and s<text:span text:style-name="T19">ymbolic model checking of μ-calculus properties</text:span>. Our tool LTSmin offers all these features as language-independent building blocks, via the on-the-fly interface PINS.</text:p>
      <text:p text:style-name="P6">We implemented PINS language modules for Promela, mCRL2 and UPPAAL, so users can benefit from multi-core or symbolic verification of models in their preferred specification language. Still, the multi-core and symbolic algorithms are incompatible. In the end, one must choose between parallel or symbolic algorithms for each application. Recently, we implemented a multi-core scalable BDD package, Sylvan. Its main data structures extend our scalable hash-table design. It has a parallel implementation of the BDD operation for relational product. As a consequence, we provide an excellent starting point for a truly scalable multi-core symbolic model checker; we already observed a speedup of 32 on 48 cores. </text:p>
      <text:p text:style-name="P3">The essential data structure in explicit reachability algorithms is a hash-table containing the set of visited states. We have adapted basic reachability analysis to multi-core computers, consisting of a number of processors and a large shared memory. To lower the latency penalty for accessing main memory, processors are usually equipped with hardware caches. Our basic parallel reachability scheme is to store the visited set in a single shared hash-table. Each worker maintains its private set of states to be explored. As a standard load balancing mechanism, when some worker runs out of work it steals some states from the set of another worker. So a scalable multi-core hash-table <text:soft-page-break/>implementation is essential for parallel reachability. This is non-trivial, because hash-tables generate random memory accesses, leading to a lot of hardware cache misses. Also, to prevent concurrent reading and writing to the same address, some form of protection is asked for. This can be extended to liveness analysis, by using parallel Nested Depth-First Search. Basically, each worker runs an independent NDFS procedure to detect accepting cycles in a B ̈ chi automaton, coding for counter examples to an LTL property. Even more state compression can be achieved with decision diagrams [Bry92]. In Multiway Decision Diagrams, a state vector is stored as a path in a Directed Acyclic Graph (DAG). A node in the diagram represents a set of vectors; an outgoing edge labeled vi to t represents the set of vectors that start with vi and have a suffix in t. Interestingly, set-operations on MDDs (intersection, union) can be performed in polynomial time. As a consequence, large sets of states can be manipulated very efficiently. The efficiency of symbolic model checking depends on the order of variables in the state vector, and on the exploration strategy. This provides symbolic model checking for explicit state languages. For instance, we can now symbolically explore a Promela model of 60 Dining Philosophers with 7.3 × 10^41 states in 0.3 seconds (actually, compilation and static variable reordering takes much longer). </text:p>
      <text:p text:style-name="P3">Recently, we built a multi-core BDD package, called Sylvan [vD12, DLP12]. We will discuss the parallelization strategy in Sylvan, after first discussing its multi-core data structures. Sylvan stores BDD nodes in a single shared Unique Table, extending the lockless hash-table design explained before. Since BDD nodes come and go, we implemented parallel garbage collection based on reference counting. Really deleting elements would invalidate linear probing; they are replaced by tombstones instead, to be reused by new insertions. All workers assist during a parallel garbage collection phase. The parallel Computed Table is also globally shared. Here, in case of collisions, new results simply overwrite older ones. The parallelization strategy of Sylvan is fairly simple: to apply some operation on BDDs, each worker traverses the BDDs independently. Intermediate results are stored in a shared Computed Table, avoiding recomputation of the same result by multiple workers. We rely on random traversal to ensure that workers traverse different parts of the BDDs, thus avoiding that all workers start computing the same piece of work. This is a necessary condition to transfer the successful BDD technology forward to contemporary multi-core hardware. <text:span text:style-name="T18">------------------------------</text:span></text:p>
      <text:p text:style-name="P7"/>
      <text:p text:style-name="P6">Automated formal verification of visual modeling languages by model checking </text:p>
      <text:p text:style-name="P3">The main reason is that (i) on the one hand, high-level VMLs frequently used in engineering practice are typically imprecise and ambiguous, and (ii) on the other hand VMLs with precise formal semantics are typically too low-level for direct use in software engineering. In this sense, a compromise is frequently needed between expressibility (or usability) and analyzability. </text:p>
      <text:p text:style-name="P3">The Unified Modeling Language (UML), which is the dominant object-oriented modeling language for the design process of IT systems, has undoubtedly become the most popular of all visual languages in the field of software engineering. However, despite its industrial success as being a unified and visual notation, the impreciseness of UML (i.e., the lack of formal semantics) is still the major factor that hinders the general use of UML as a primary source language for (i) automated tools of formal verification and validation exploiting the results in the theory of formal methods, and (ii) automated code generators that would yield a provenly correct functional core of the target application. </text:p>
      <text:p text:style-name="P3">Static analysis methods are typically semi-decision techniques (see, e.g., [40]), i.e., their output is either yes/no or do not know. In this sense, they are computationally efficient but they cannot assure the overall correctness of the design. </text:p>
      <text:p text:style-name="P6"><text:soft-page-break/>Theorem provers (like PVS [16]) are not limited to finite state systems to establish the correctness of the design, but deductive verification is highly costly and time consuming as it requires significant user interaction for constructing a proof (pp. 208–210 in [41]). In this sense, deductive verification may become the bottleneck of a project. Moreover, deductive verification typically provides an “all-or-nothing” way to reason about the system, i.e., unsuccessful verification attempts do not provide meaningful insights into the <text:s text:c="18"/>system due to decidability issues. From the viewpoint cost-efficiency, we can deduce that (current) theorem proving techniques do only scale up for verifying mission-critical parts of a system/algorithm. As the input language of model checker tools is too low-level for a direct use, many transformations (e.g., [13, 34, 39]) have been developed recently to project behav- </text:p>
      <text:p text:style-name="P6">ioral UML models into the input languages of model checker tools (and preferably in the reverse direction as well) yielding a “push-button” method for UML designs (i.e., model checking is integrated into the UML CASE tool and thus it can be initiated by clicking on a menu item). </text:p>
      <text:p text:style-name="P3">As currently UML (from version 2.0) is evolving into a family of modeling languages, the development of many of such automated transformations into model checker tools will be necessitated in the near future, which puts the stress on metamodeling and the development of meta-level analysis techniques in the UML modeling environment. By a meta-level analysis technique, we mean an analysis framework which also takes the modeling language as a parameter in addition to the instance model of the language. For many years, the abstract syntax of UML (and related profiles) has been defined visually by means of metamodeling. Metamodeling is a term for capturing the design of user models and modeling languages uniformly, in a single modeling framework. A straightforward representation of such models and languages can rely on the use of directed, typed, and attributed graphs as the underlying semantic domain. </text:p>
      <text:p text:style-name="P3">In this sense, graph transformation [43] has recently become very popular as being a general, rule-based visual specification paradigm to formally capture (i) require ments, constraints and behavior of UML-based system models [10, 23], and (ii) the operational semantics of modeling languages based on metamodeling techniques.</text:p>
      <text:p text:style-name="P3">While graph transformation is very popular as a high-level and expressive specification formalism, the lack of proper techniques and, especially, 1.3 Graph transformation and metamodeling tools for the formal analysis of such specifications aiming to decide whether a certain user requirement (such as the absence of deadlocks, safety and liveness properties) holds in the system model hinders the use of graph transformation systems (GTS) in an effective design process for systems and visual modeling languages. While several conceptual approaches have been proposed recently as a formal analysis technique for GTSs, existing graph transformation tools only provide simulation capabilities to assess whether a certain requirement holds in the system model, which is frequently insufficient for verification purposes. Since developing an analysis tool from scratch is very costly, one should possibly exploit existing model checker tools to carry out the verification of GTSs <text:span text:style-name="T19">← So it's formal analysis of graph-transformations (well, modeling languages defined by graph-transformation systems). </text:span>The authors propose that graphs can be interpreted as states and rule applications as transitions in a transition system. Unfortunately, as we demonstrate in the paper, this direct encoding of graphs into a model checking problem is, unfortunately, infeasible in practice since model checkers will easily run out of space due to this verbose state representation. </text:p>
      <text:p text:style-name="P3">We present a meta-level analysis technique where only the semantics of a modeling language should be defined precisely when a new modeling language is constructed, and then the formal analysis can be carried out automatically (without designing individual mappings into analysis tools). <text:soft-page-break/>In addition, the maintenance of meta-level analysis frameworks (like the one proposed in the current </text:p>
      <text:p text:style-name="P3">paper) is much easier since modifying the semantics of language on the GTS level is less erroneous then modifying a complex translation program. In order to capture the translation problem at the right level of abstraction, moreover, to gain a certain level of independence of particular model checker tools, both the source and the target model of our mapping (and the mapping itself) will be defined in the form of abstract state machines (ASMs) [25] (i.e., both the source GTS and the target TS). ASMs will provide a uniform semantic representation to formalize and prove the correctness and completeness of our approach. </text:p>
      <text:p text:style-name="P6">We assume that the structure of a modeling language is defined by a metamodel (UML class diagram), while the dynamic behavior is captured operationally by graph transformation rules. We assume that an initial instance model (UML object diagram) is also provided by the user. </text:p>
      <text:p text:style-name="P3">The abstract syntax of domain specific modeling languages is defined by a corresponding metamodel, which conforms to the best engineering practices in visual specification techniques . <text:span text:style-name="T19">At this very initial point, we distinguish between static and dynamic model (graph) elements (following the guidelines of [49]). By dynamic model elements we mean elements that can be altered, (updated, removed or added) during the execution of models, which can be easily collected by analyzing the structure of the behavioral specification (graph transformation rules in our case). </text:span></text:p>
      <text:p text:style-name="P3">A graph transformation rule is a 5-tuple R = (Lhs, N eg, Rhs, Cond, Assgn), where Lhs is the left-hand side graph, Rhs is the right-hand side graph, while N eg denote the (optional) negative application condition graph(s). Each node in Lhs and N eg may contain additional conditions Cond for attributes/slots, while each node in Rhs may have attribute assignments Assgn associated to them. The application of a rule to a model M (i.e., a well-formed instance of its metamodel M M ) rewrites the model by replacing the pattern defined by Lhs (restricted by prohibited subgraphs of N eg and attribute conditions Cond) with the pattern of the Rhs. This is performed as follows. </text:p>
      <text:p text:style-name="P3">Transition systems (TS) are a common mathematical formalism that serves as the input specification of various model checker tools. They have certain commonalities (in many cases on the concrete language level as well) with structured programming languages (like C or Pascal) as the system/program is evolving by executing nondeterministic if-then-else like rules that manipulate state variables. In all practical cases, we must restrict the state variables to have finite domains, since model checkers typically traverse the entire state space of the system to decide whether a certain property is satisfied. Note that transition systems are a kind of an abstract syntax of a specification language, which can be used to generate a state space (formally, a Kripke structure) describing the system. It is relatively common in various graph transformation tools (such as PROGRES [46] or VIATRA [48]) to formally represent models and metamodels as algebraic terms and graph transformation as manipulation of such terms. </text:p>
      <text:p text:style-name="P6">In other words, we propose a translation that inputs (i) the metamodel of a visual modeling language (or class diagram, on the model level), (ii) its operational semantics (dynamic behavior) in the form of a graph transformation system, and (iii) a concrete, well-formed model instance of the language (object model), and generates a transition system as the output. As current model checking tools can only traverse state spaces induced by state variables of finite domain, variables having infinite domains should be abstracted to boolean domains before model checking, for instance, by a technique called predicate abstraction [44] .</text:p>
      <text:p text:style-name="P7">------------------------------</text:p>
      <text:p text:style-name="P7"><text:soft-page-break/></text:p>
      <text:p text:style-name="P7">------------------------------</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text:soft-page-break/>specifications. This is because of some of the characteristics of CTL become obstacles for 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PROPerty Elucidation(<text:span text:style-name="T19">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behavior. Live Sequence Charts(LSC)[12] are an extension of the ITU standard for MSCs. <text:span text:style-name="T19">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text:soft-page-break/>suited for simulation-guided property checking using systemC. For the translation of the LSC automaton to AR automaton, reject state and transitions from all pending states must be added for all combinations of input signals. <text:span text:style-name="T19">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9">branching behavior specifications. </text:span></text:p>
      <text:p text:style-name="P7">------------------------------</text:p>
      <text:p text:style-name="P7">Towards Distributed Software Model-Checking using Decision Diagrams </text:p>
      <text:p text:style-name="P3"><text:soft-page-break/>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9">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text:soft-page-break/>on the support of transitions. </text:p>
      <text:p text:style-name="P3">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9">observer</text:span> continuously observes executions of a system to detect some specific,<text:span text:style-name="T19"> often 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ext:soft-page-break/>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text:soft-page-break/>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9">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text:soft-page-break/>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text:soft-page-break/>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9">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text:soft-page-break/>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text:soft-page-break/>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9">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text:soft-page-break/>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9">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text:soft-page-break/>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text:soft-page-break/>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9">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text:span><text:span text:style-name="T19">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text:soft-page-break/>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9">← [6] is called </text:span><text:span text:style-name="T19">“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text:soft-page-break/>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not(xMale(0) = xMale(1)) and (marriedWith(xMale(0)) = marriedWith(xMale(1))) </text:p>
      <text:p text:style-name="P3">This can seem an erroneous scenario, but actually it happens because of the asynchronous and distributed fashion of the modelled algorithm: when a married woman accepts a new marriage <text:soft-page-break/>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20">Real-time</text:span><text:span text:style-name="T17"> symbolic timing diagrams (RTSTDs, for short), as introduced in [2], are a graphical formalism for specifying behavioural requirements on hard real-time embedded systems. They are a full- edged metric-time temporal logic, but with a graphical syntax reminiscent of the informal timing </text:span><text:span text:style-name="T17">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7">With the basic method, game graphs grow exponentially in the number of timing diagrams due to </text:span><text:soft-page-break/><text:span text:style-name="T17">the automaton product involved in dealing with conjunction. As this would render application for </text:span><text:span text:style-name="T17">rapid prototyping impractical, the ICOS tools o er modified procedures which reduce the complexity of dealing with large specifications. Obviously, such extensions cannot deal efficiently with arbitrary </text:span><text:span text:style-name="T17">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9">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text:soft-page-break/>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9">The slicing algorithm in Spin </text:span><text:span text:style-name="T19">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9">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9">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oft-page-break/><text:span text:style-name="T19">Regular</text:span> events - denoted by the letter <text:span text:style-name="T19">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9">Required</text:span> events - denoted by the letter <text:span text:style-name="T19">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9">Fail</text:span> events - denoted by the letter <text:span text:style-name="T19">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text:soft-page-break/>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9"><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9">liveness</text:span> properties.</text:p>
      <text:p text:style-name="P3"><text:span text:style-name="T19">The formal definition of liveness [8],[10] requires that any finite system execution must be </text:span><text:span text:style-name="T19">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text:soft-page-break/>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9">Verifiers, and logic model checkers in particular, excel in their ability to show that specific requirements are either satisfied or may be violated. It is up to the user to come up </text:span><text:span text:style-name="T19">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ext:soft-page-break/>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text:soft-page-break/>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9">← not real concurrency </text:span></text:p>
      <text:p text:style-name="P3">State diagrams do not contain synchronization information among components; and thus if a message is not contained in any sequence diagram, the specification is incomplete. Complex communication, i.e., <text:span text:style-name="T19">multicast</text:span> communication, is modeled by means of connectors that can only send and receive synchronous messages. ← multicast with UML?</text:p>
      <text:p text:style-name="P3"><text:span text:style-name="T19">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text:soft-page-break/>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ext:soft-page-break/>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ext:span><text:span text:style-name="T2">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text:soft-page-break/>Description Logics (2011)</text:p>
      <text:p text:style-name="P14"><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9">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9">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text:span><text:span text:style-name="T1">behavior since the semantics of UML class diagrams can be represented well by DL, and properties of state transition diagrams can be expressed by LTL.</text:span><text:span text:style-name="T9"> </text:span><text:span text:style-name="T2">LTLDL extends LTL by allowing DL formulae in addition to atomic propositions at locations where only atomic propositions are </text:span><text:span text:style-name="T2">allowed in LTL.</text:span><text:span text:style-name="T9">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9"> </text:span><text:span text:style-name="T1">be empty) </text:span><text:span text:style-name="T2">LTLDL formulae are interpreted w.r.t. finite </text:span><text:span text:style-name="T12">relational</text:span><text:span text:style-name="T9">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9">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ext:span><text:soft-page-break/><text:span text:style-name="T2">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9">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 <text:span text:style-name="T15">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ext:span><text:span text:style-name="T2">that functional behavior of the software can be examined for the real implementation on the </text:span><text:span text:style-name="T2">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text:soft-page-break/>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text:soft-page-break/>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text:span><text:span text:style-name="T2">is called soundness of a method.</text:span><text:span text:style-name="T9"> </text:span><text:span text:style-name="T1">It means that if such a method terminates and claims a system </text:span><text:span text:style-name="T1">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text:soft-page-break/>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text:soft-page-break/>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text:soft-page-break/>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text:soft-page-break/>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text:soft-page-break/>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text:soft-page-break/>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text:span><text:soft-page-break/><text:span text:style-name="T1">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9">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2">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text:soft-page-break/>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6">context Machine</text:p>
      <text:p text:style-name="P16">inv: self.oclInConf(Loading) implies</text:p>
      <text:p text:style-name="P16">self@post(1,100)-&gt;forAll( g |</text:p>
      <text:p text:style-name="P16">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ext:soft-page-break/>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text:span><text:span text:style-name="T1">4 for instance you can see that the tool only offers the attributes of class SalesOrder for selection. In </text:span><text:span text:style-name="T1">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text:soft-page-break/>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5">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text:soft-page-break/>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ext:soft-page-break/>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text:soft-page-break/>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text:span><text:soft-page-break/><text:span text:style-name="T1">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9">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text:soft-page-break/>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9">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9">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2">These elements are familiar to the designer as he/she introduced them during the design </text:span><text:span text:style-name="T12">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9">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ext:soft-page-break/>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text:soft-page-break/>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pan text:style-name="T1">A basic SD focuses on the message interchange among a set of processes. Each process is </text:span><text:soft-page-break/><text:span text:style-name="T1">represented by a life-line drawn as a (dashed) vertical line beneath a box containing the name of the process, and each message is represented by an arrow drawn from the sender to the receiver and decorated with a message identifier. ←</text:span><text:span text:style-name="T9">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9">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9">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 <text:span text:style-name="T15">Σ is the input alphabet. • S is a finite set of states. • δ ⊆ S × Σ ∪ { } × S is the transition relation.</text:span></text:p>
      <text:p text:style-name="P12">• <text:span text:style-name="T15">S0 ⊆ S is a set of initial states. • F ⊆ S is a set of accepting states.</text:span></text:p>
      <text:p text:style-name="P14"><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text:soft-page-break/>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text:soft-page-break/>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text:span><text:span text:style-name="T1">“Datatypes may not be parameterised (T may not have arguments). The datatype corresponds to </text:span><text:span text:style-name="T1">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text:soft-page-break/>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text:span><text:span text:style-name="T1">with values for parameters, e.g. answer .b.a1.true is an event consisting of the name answer plus </text:span><text:span text:style-name="T1">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pan text:style-name="T1">The translation proceeds in two steps. The CSP process of the sequence diagram is the parallel </text:span><text:soft-page-break/><text:span text:style-name="T1">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9">←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9">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5">P cannot deadlock until it has performed s and</text:span></text:p>
      <text:p text:style-name="P12">– <text:span text:style-name="T15">P cannot diverge until it has performed s and</text:span></text:p>
      <text:p text:style-name="P12">– <text:span text:style-name="T15">P has no infinite trace (non-diverging) which does not contain s,</text:span></text:p>
      <text:p text:style-name="P2">i.e., any finite or (non-diverging) infinite run of P contains s</text:p>
      <text:p text:style-name="P14"><text:span text:style-name="T1">Validity of sequence diagrams with universal condition can hence be checked using the above two </text:span><text:soft-page-break/><text:span text:style-name="T1">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text:span><text:span text:style-name="T1">for specifying functions in terms of pre- and post-conditions step by step from semi-formal to formal </text:span><text:span text:style-name="T1">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text:span><text:soft-page-break/><text:span text:style-name="T1">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text:soft-page-break/>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Modeling Language (UML) de-facto standard [29], focusing on Class Diagrams and on guards in </text:span><text:soft-page-break/><text:span text:style-name="T1">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text:soft-page-break/>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text:soft-page-break/>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text:soft-page-break/>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text:soft-page-break/>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9"> </text:span><text:span text:style-name="T2">semantics</text:span><text:span text:style-name="T9">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text:soft-page-break/>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text:soft-page-break/>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text:span><text:span text:style-name="T2">specification (YES)</text:span><text:span text:style-name="T1">, </text:span><text:span text:style-name="T2">and the high-level MSC graphs are nonhierarchical, disallowing nesting </text:span><text:span text:style-name="T2">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text:soft-page-break/>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2">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2">Contrary to [60, 61], their semantics treats sequence diagrams as complete specifications (with no </text:span><text:span text:style-name="T12">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text:soft-page-break/>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text:span><text:soft-page-break/><text:span text:style-name="T2">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ext:soft-page-break/>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9">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4"><text:span text:style-name="T2">(a journal version of “</text:span><text:span text:style-name="T6">A Scenario Based Notation for Specifying Temporal Properties”))</text:span><text:span text:style-name="T9"> ← </text:span><text:span text:style-name="T8">very important for inspiration</text:span></text:p>
      <text:p text:style-name="P14"><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text:span><text:span text:style-name="T2">in temporal logic, temporal properties.</text:span></text:p>
      <text:p text:style-name="P14"><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text:soft-page-break/>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text:span><text:span text:style-name="T2">algorithm has been implemented as a plugin of our tool Charmy (Charmy Project, 2004) </text:span><text:span text:style-name="T2">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text:soft-page-break/>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text:span><text:soft-page-break/><text:span text:style-name="T1">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9">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2">Time-lines are totally ordered from top to bottom and the pair time-line and its associated arrowMSG uniquely identifies the sender and the </text:span><text:span text:style-name="T12">receiver (and hence the corresponding send-event). Note that, the use of time-lines is only a </text:span><text:span text:style-name="T12">means for structuring the lifelines. In fact, time-lines are totally ordered but this ordering is only (graphical-)structural.</text:span><text:span text:style-name="T9">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6">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text:soft-page-break/>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text:span><text:soft-page-break/><text:span text:style-name="T1">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text:span><text:span text:style-name="T1">operator. The parallel operator par(ω h,k ,sp(h, k)) with sp(h, k)={(h, q), (q + 1, z), . . . , (t + 1, k)} </text:span><text:span text:style-name="T2">interleaves</text:span><text:span text:style-name="T9">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text:soft-page-break/>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4">http://www.di.univaq.it/charmy</text:span></text:a><text:span text:style-name="T10">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text:soft-page-break/>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9">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text:soft-page-break/>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text:span><text:span text:style-name="T2">expressiveness: there are properties that can be specified in LTL, but not in CTL and vice </text:span><text:span text:style-name="T2">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3"> </text:span><text:span text:style-name="T12">In other words, when mapping an OCL invariant to temporal logic, the only potential used operator is always. I</text:span><text:span text:style-name="T2">n order to better exploit PROD temporal logics and permit the expression of more properties, </text:span><text:span text:style-name="T12">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text:soft-page-break/>..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text:span><text:span text:style-name="T2">OCL proposal. Our OCL extension enables modelers to specify behavioral state-oriented </text:span><text:span text:style-name="T2">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3"> </text:span><text:span text:style-name="T12">Moreover, UML and OCL are missing adequate means to specify constraints over </text:span><text:span text:style-name="T12">the dynamic behavior of a UML model.</text:span><text:span text:style-name="T9">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text:soft-page-break/>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9">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9"> </text:span><text:span text:style-name="T1">modifier applied to an operation has the effect of evaluating the operation in the next state. The past expressions ‘previous e’, </text:span><text:span text:style-name="T9">‘</text:span><text:span text:style-name="T2">existsPrevious</text:span><text:span text:style-name="T9"> </text:span><text:span text:style-name="T1">e’, ‘alwaysPast e’, ‘some- timePast e’, ‘</text:span><text:span text:style-name="T2">always e1 since e2</text:span><text:span text:style-name="T9"> ’</text:span><text:span text:style-name="T1">, ‘sometime e1 since e2 , and the modifier </text:span><text:span text:style-name="T2">@pre</text:span><text:span text:style-name="T9">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text:soft-page-break/>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text:soft-page-break/>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ext:soft-page-break/>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pan text:style-name="T1">This grammar (</text:span><text:span text:style-name="T2">shown in Figure 2)</text:span><text:span text:style-name="T9">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ext:soft-page-break/>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4"><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9">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text:soft-page-break/>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text:span><text:soft-page-break/><text:span text:style-name="T2">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9">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9"> </text:span><text:span text:style-name="T2">Communication in ACP models is also invisible because it is expressed by a global communication function (γ) and not in a process term itself. </text:span></text:p>
      <text:p text:style-name="P2"><text:soft-page-break/>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4"><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4"><text:span text:style-name="T1">Our state machine language closely resembles UML state machines and there is a one-to-one </text:span><text:span text:style-name="T1">mapping from UML state machine constructs to XMI. Therefore, this final transformation step is </text:span><text:span text:style-name="T1">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text:soft-page-break/>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text:soft-page-break/>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text:soft-page-break/>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text:soft-page-break/>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text:soft-page-break/>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text:soft-page-break/>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9">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text:span><text:soft-page-break/><text:span text:style-name="T1">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9">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text:soft-page-break/>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text:span><text:span text:style-name="T1">verify properties written in Linear Temporal Logic (LTL). </text:span><text:span text:style-name="T2">The whole technique is implemented as an Eclipse plugin, which hides the model-checking formalism from the user. (for ppt. also the </text:span><text:span text:style-name="T2">following)</text:span><text:span text:style-name="T9">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text:soft-page-break/>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text:soft-page-break/>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9">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9">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4"><text:span text:style-name="T1">The update is done using a d step statement to make the assignment of all new values as one step </text:span><text:soft-page-break/><text:span text:style-name="T1">at the execution time. After defining a methodology to track the execution state, LTL formulas can be written in terms of boolean expressions over the flags. </text:span><text:span text:style-name="T9">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6">------------------------------<text:line-break/></text:span><text:span text:style-name="T7">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9">← </text:span><text:span text:style-name="T1">map all locations along a lifeline into (a set of) component vectors; </text:span><text:span text:style-name="T9">“</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ext:soft-page-break/>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text:span><text:span text:style-name="T1">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9">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4"><text:soft-page-break/><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9">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9">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9">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4"><text:soft-page-break/><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2">not</text:span><text:span text:style-name="T9">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1">activity</text:span><text:span text:style-name="T9"> </text:span><text:span text:style-name="T1">is added as the </text:span><text:span text:style-name="T11">behavior</text:span><text:span text:style-name="T9"> </text:span><text:span text:style-name="T1">of that class </text:span><text:span text:style-name="T11">operation.</text:span></text:p>
      <text:p text:style-name="P14"><text:span text:style-name="T1">Only elements from fUML are used; fUML still in beta; action lanugage is based on </text:span><text:span text:style-name="T11">Action Semantics package from UML</text:span><text:span text:style-name="T9">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text:span><text:span text:style-name="T1">level, making the process of creating reasonable sized executable UML models close to impossible. </text:span><text:span text:style-name="T2">To generate code from MOF compliant models, OMG created MOF Model to Text </text:span><text:span text:style-name="T2">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text:soft-page-break/>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1">invariant</text:span><text:span text:style-name="T9">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4"><text:soft-page-break/><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text:span><text:span text:style-name="T1">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2"><text:soft-page-break/>“<text:span text:style-name="T15">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text:soft-page-break/></text:p>
      <text:p text:style-name="P12">“<text:span text:style-name="T15">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5">You’ll probably ask the question “how do you know it’s right, how do we know it’s correct, this </text:span><text:span text:style-name="T15">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4"><text:soft-page-break/><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text:span><text:span text:style-name="T1">represented as a node with an arbitrary number of outgoing edges, each of which may be labeled with a set of conditions, to which we refer as modifiers, to be applied to the corresponding </text:span><text:span text:style-name="T1">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text:soft-page-break/>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text:span><text:span text:style-name="T2">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1">valid</text:span><text:span text:style-name="T9"> </text:span><text:span text:style-name="T1">and </text:span><text:span text:style-name="T11">invalid</text:span><text:span text:style-name="T9">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he goals Sequence Diagrams are used for) yields several possible choices in its semantics. </text:span><text:span text:style-name="T2">This </text:span><text:soft-page-break/><text:span text:style-name="T2">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9">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text:span><text:soft-page-break/><text:span text:style-name="T1">cover the whole universe of traces. </text:span><text:span text:style-name="T9">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9">←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5">The ordering of OccurrenceSpecifications within each of the operands is maintained.</text:span></text:p>
      <text:p text:style-name="P12">“<text:span text:style-name="T15">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ext:span><text:span text:style-name="T2">the OMG specification were addressed. May and must behavior, universal, and existential diagrams can be differentiated. In Fig. 2 in [3] the authors give a nice example that certain </text:span><text:span text:style-name="T2">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text:soft-page-break/>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ext:soft-page-break/>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text:soft-page-break/>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text:soft-page-break/>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5">No explicit time point for the choice: The sets of traces from each operand are computed </text:span><text:span text:style-name="T15">independently and are combined with the rest of the diagram using the default weak sequencing to obtain all the possible traces of a diagram (Störrle, STAIRS, Cengarle &amp; Knapp, Thread-tag).</text:span></text:p>
      <text:p text:style-name="P15"><text:span text:style-name="T9">•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5">Explicit global time point for the choice: All involved lifelines synchronize before entering a choice, </text:span><text:span text:style-name="T15">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6">the guard should be placed on the lifeline where the first</text:span></text:p>
      <text:p text:style-name="P14"><text:span text:style-name="T6">event occurrence will occur, positioned above that event, in the containing Interaction or InteractionOperand.</text:span><text:span text:style-name="T9">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text:soft-page-break/>“[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2">undecidable</text:span><text:span text:style-name="T9">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text:soft-page-break/>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2">There is a lack of a clear picture of available options.</text:span><text:span text:style-name="T9">  </text:span><text:span text:style-name="T2">&lt;--  for ppt: ...but if we try to fit our semantic choices, it would probably be a bit of this and a bit of that</text:span></text:p>
      <text:p text:style-name="P2">------------------------------</text:p>
      <text:p text:style-name="P17">Property specification patterns for finite-state verification</text:p>
      <text:p text:style-name="P18">Awesome! Taxonomy of property specification patterns;</text:p>
      <text:p text:style-name="P18">obstacle: accurately express requirements that you wish to verify using the specification formalism of the tool</text:p>
      <text:p text:style-name="P18">patterns tend to generalize experience across multiple specific problem domains; they express “best practises” in the sw domain</text:p>
      <text:p text:style-name="P18">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1">A property specification pattern</text:span><text:span text:style-name="T9">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text:soft-page-break/>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9"> </text:span><text:span text:style-name="T1">of states/events during system execution. It also provides separate patterns for compound properties that are built up from combinations of more basic patterns. While the systems he studies and the meanings of the </text:span><text:span text:style-name="T1">properties are very different there is significant structural similarity among the specifications in terms of patterns of temporal and logical operators, for example.</text:span></text:p>
      <text:p text:style-name="P5">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4"><text:span text:style-name="T2">Chain Precedence: </text:span><text:span text:style-name="T1">A sequence of states/events P1,...,Pn must always be preceded bya sequence </text:span><text:soft-page-break/><text:span text:style-name="T1">of states/events Q1,...,Qm. Generalization of the </text:span><text:span text:style-name="T2">Precendence</text:span><text:span text:style-name="T9">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9">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
      <text:p text:style-name="P9">for ppt:</text:p>
      <text:p text:style-name="P14"><text:span text:style-name="T6">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text:span><text:span text:style-name="T1">integers and reals. The usual operations on these data structures are predefined. Complex types can be constructed using type constructors such as sets, lists, and functions over any data type. </text:span><text:span text:style-name="T1">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2">regular expressions</text:span><text:span text:style-name="T9"> </text:span><text:span text:style-name="T2">found in PDL. In many practical situations, </text:span><text:span text:style-name="T12">this eliminates the need for fixpoint operators</text:span><text:span text:style-name="T2">. &lt;-- maybe ppt?</text:span></text:p>
      <text:p text:style-name="P2">The ability to use parameterised actions in the process specification language requires similar <text:soft-page-break/>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9">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text:soft-page-break/>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text:soft-page-break/>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9"> </text:span><text:span text:style-name="T2">A property specification pattern is a generalized description of a commonly occurring requirement on the permissible state/event sequences </text:span><text:span text:style-name="T2">in such a finite-state model of a system.</text:span><text:span text:style-name="T9">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text:span><text:span text:style-name="T1">Similarly, we note that some formalisms can express conditions involving infinite executions, while others are limited to finite sequences of states or events. Although we expect that, in practice, </text:span><text:span text:style-name="T1">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text:soft-page-break/>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4"><text:span text:style-name="T11">causality</text:span><text:span text:style-name="T9"> </text:span><text:span text:style-name="T1">and </text:span><text:span text:style-name="T11">conflict</text:span><text:span text:style-name="T9"> </text:span><text:span text:style-name="T1">are relations over events; from them, </text:span><text:span text:style-name="T11">concurrency</text:span><text:span text:style-name="T9"> </text:span><text:span text:style-name="T1">is derived as a relation too. SDs model </text:span><text:span text:style-name="T11">possible </text:span><text:span text:style-name="T1">interactions; liveness properties mean </text:span><text:span text:style-name="T11">necessary </text:span><text:span text:style-name="T1">interractions. Is assert meant 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text:span><text:span text:style-name="T1">sequence diagrams can be embedded into a true-concurrent two-level logic interpreted over labelled event structures. The top level logic, called communication logic, is used to describe inter-</text:span><text:span text:style-name="T1">object specification, whereas the lower level logic, called home logic, describes intra-object behaviour.</text:span><text:span text:style-name="T9">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9">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ext:span><text:soft-page-break/><text:span text:style-name="T1">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2">none</text:span><text:span text:style-name="T9">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text:soft-page-break/>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9"> </text:span><text:span text:style-name="T2">Further, we assume here that these constraints are always local to a particular instance</text:span><text:span text:style-name="T1">. ← for ppt “semantics adopted” Messages in a sequence diagram cannot cross borders of operands or interaction </text:span><text:soft-page-break/><text:span text:style-name="T1">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
      <text:p text:style-name="P14"><text:span text:style-name="T2">They claim</text:span><text:span text:style-name="T9">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ext:soft-page-break/>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4"><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text:span><text:span text:style-name="T1">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text:soft-page-break/>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text:soft-page-break/>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2"><text:soft-page-break/>← <text:span text:style-name="T16">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9">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9"> </text:span><text:span text:style-name="T1">Although in this paper we focus on formulae expressed in LTL notation, other similar </text:span><text:soft-page-break/><text:span text:style-name="T1">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pan text:style-name="T2">The main goal of this work is to propose a scenario-based visual language for specifying temporal properties which balances expressive power and simplicity of use.</text:span><text:span text:style-name="T9">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text:soft-page-break/>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9">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text:soft-page-break/>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1">elementary</text:span><text:span text:style-name="T9">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text:soft-page-break/>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text:soft-page-break/>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text:soft-page-break/>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9">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text:soft-page-break/>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text:span><text:span text:style-name="T2">UML in science and various domains of application. The most fundamental criticism of UML made by the models-based engineering community has been its lack of informal and formal </text:span><text:span text:style-name="T2">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text:soft-page-break/>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text:soft-page-break/>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text:span><text:span text:style-name="T2">development process including round-trip engineering and code generation with a great deal of automation by means of tools, a formal semantics is indispensable. Such a modelling </text:span><text:span text:style-name="T2">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text:soft-page-break/>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text:soft-page-break/>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4"><text:span text:style-name="T1">We have presented a method that extends the framework presented in [23] with the ability of </text:span><text:soft-page-break/><text:span text:style-name="T1">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9"> </text:span><text:span text:style-name="T1">The technique works backward from the property to be checked and it systematically applies </text:span><text:span text:style-name="T1">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1">modalities</text:span><text:span text:style-name="T1">, not </text:span><text:span text:style-name="T11">operators.</text:span></text:p>
      <text:p text:style-name="P2">But are these operators the only problem blocking precise semantics for UML?</text:p>
      <text:p text:style-name="P14"><text:span text:style-name="T1">they define </text:span><text:span text:style-name="T11">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text:soft-page-break/>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9">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pan text:style-name="T1">However,</text:span><text:span text:style-name="T9">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9">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text:span><text:soft-page-break/><text:span text:style-name="T1">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text:soft-page-break/>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9">← </text:span><text:span text:style-name="T2">this means embedding desired properties into the system itself somehow?!</text:span></text:p>
      <text:p text:style-name="P2"><text:soft-page-break/>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9">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text:soft-page-break/>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9"><text:soft-page-break/>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9">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text:span><text:span text:style-name="T1">facilitate the carrying out of suitable refinement proofs by means of the model checker TLC. In order to stay within the boundaries of this paper, we had to restrict ourselves into sketching the process of </text:span><text:span text:style-name="T1">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text:soft-page-break/>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9">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9">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text:span><text:span text:style-name="T1">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text:soft-page-break/>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text:soft-page-break/>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9">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9">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4"><text:span text:style-name="T1">On the other hand, each kind of pattern has a </text:span><text:span text:style-name="T2">scope</text:span><text:span text:style-name="T9"> </text:span><text:span text:style-name="T1">of application which indicates the system </text:span><text:soft-page-break/><text:span text:style-name="T1">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2">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text:soft-page-break/>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9">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text:soft-page-break/>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9">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text:span><text:span text:style-name="T1">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2">no future</text:span><text:span text:style-name="T9"> </text:span><text:span text:style-name="T2">executions that can release the stuck </text:span><text:soft-page-break/><text:span text:style-name="T2">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text:soft-page-break/>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2">IODs are new in UML2.</text:span><text:span text:style-name="T9"> </text:span><text:span text:style-name="T2">They allow a designer to provide a high-level view of the possible interactions in a system. IODs constitute a high-level structuring mechanism </text:span><text:span text:style-name="T2">that is used to compose sce</text:span><text:span text:style-name="T12">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9">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4"><text:soft-page-break/><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9">“</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text:soft-page-break/>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2">MADES deals with model- based development of reactive, (time) critical embedded systems, hence MADES UML is particularly well-suited for modeling this category of systems.</text:span><text:span text:style-name="T9">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9">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text:span><text:span text:style-name="T1">preferred to tools like Isabelle/Hol [NPW02] because it is completely automatic and transparent to the user. The majority of the approaches that address the deisgn notation solely focuses on the </text:span><text:span text:style-name="T1">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ext:soft-page-break/>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9">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text:soft-page-break/>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ext:span><text:span text:style-name="T1">the interaction combination operators for weak and strict sequencing, parallel and alternative composition, as well as a restricted form of loops, which can have potentially or mandatorily infinitely </text:span><text:span text:style-name="T1">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9">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text:span><text:soft-page-break/><text:span text:style-name="T1">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2">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text:span><text:span text:style-name="T2">semantics of basic interactions, state invariants, and the interaction operators seq, strict, par, alt, ignore, and, in a restricted form, loop [3,4]. </text:span><text:span text:style-name="T1">Furthermore, we handle a binary logic not </text:span><text:span text:style-name="T1">operator; not and loop are restricted to basic interactions ← we don’t restrict </text:span><text:span text:style-name="T2">loop</text:span><text:span text:style-name="T9">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9">←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pan text:style-name="T1">The negation operation on these interaction automata basically means that all accepting states become non-accepting states and all non-accepting states become accepting states in the negated </text:span><text:soft-page-break/><text:span text:style-name="T1">automaton. A new recurrent state is added, and from all complemented states transitions to this accepting state are added to accept all events that were not accepted in the corresponding state of the original automaton.</text:span><text:span text:style-name="T9">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2">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text:soft-page-break/>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9">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9"> </text:span><text:span text:style-name="T1">Everything but the precise behaviour of its operator is valid for not. Finally, ignore allows additional messages to occur besides </text:span><text:span text:style-name="T1">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9"> </text:span><text:span text:style-name="T2">Brill et al. [17] discuss the generation of automata for basic LSCs. Our translation of basic </text:span><text:soft-page-break/><text:span text:style-name="T2">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9">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9">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ext:soft-page-break/>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xt:soft-page-break/>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9">←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text:soft-page-break/>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text:soft-page-break/>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text:soft-page-break/>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text:soft-page-break/>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text:soft-page-break/>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2">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2">The most </text:span><text:span text:style-name="T12">common types of properties are simply local safety properties in the form of assertion violations</text:span><text:span text:style-name="T9"> </text:span><text:span text:style-name="T2">(including contracts) or uncaught runtime exceptions (for example null pointer dereferences). </text:span><text:span text:style-name="T12">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text:soft-page-break/>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text:soft-page-break/>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text:span><text:span text:style-name="T2">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9">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ext:soft-page-break/>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text:span><text:soft-page-break/><text:span text:style-name="T1">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9">Synthesizing hierarchical state machines from expressive scenario descriptions !! (2010)</text:p>
      <text:p text:style-name="Text_20_body"/>
      <text:p text:style-name="P19">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0"><text:span text:style-name="T2">With the introduction of interaction overview diagrams (IODs) in UML2.0, relationships such </text:span><text:span text:style-name="T2">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2">This algorithm takes into account not only continuation and concurrency</text:span><text:span text:style-name="T2">, but also preemption, suspension and the notion of a negative scenario.  </text:span></text:p>
      <text:p text:style-name="P19">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8">In UML [OMG 2007], scenarios can be described using interaction diagrams (e.g., UML sequence diagrams). For reactive systems, it is also important to model state-dependent behavior using some form of finite state machine (FSM).</text:p>
      <text:p text:style-name="P18">[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text:soft-page-break/>form (namely, FSMs). Since FSMs are executable, they can be simulated. Hence, automation of the transformation is a way of simulating scenario-based requirements. This simulation can be used in requirements validation.</text:p>
      <text:p text:style-name="P18">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8">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8">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8">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8">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8">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9">In summary, our synthesis algorithm goes beyond previous synthesis algorithms because:</text:p>
      <text:p text:style-name="P19">- it takes into account a rich set of relationships between scenarios such as preemption, parallelism, and negation;</text:p>
      <text:p text:style-name="P19">- it synthesizes hierarchical state machines which can be built upon in subsequent analysis <text:soft-page-break/>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9"> </text:span><text:span text:style-name="T1">IODs are based on high-level message sequence charts (hMSCs) [ITU 2004], a well-established notation 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text:soft-page-break/>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9">←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9"> </text:span><text:span text:style-name="T2">flow final node</text:span><text:span text:style-name="T9">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pan text:style-name="T2">Positive traces define potential behaviors in any implementation of the EIOD. Negative traces may never occur in a valid implementation of the EIOD. ← for ppt: so we don’t need cold/hot </text:span><text:soft-page-break/><text:span text:style-name="T2">traces, this is a good definition, </text:span><text:span text:style-name="T12">potential</text:span><text:span text:style-name="T9">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text:soft-page-break/>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9">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text:span><text:soft-page-break/><text:span text:style-name="T1">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text:span><text:span text:style-name="T2">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2">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9">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text:soft-page-break/>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3"> </text:span><text:span text:style-name="T12">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9">—</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text:soft-page-break/>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text:soft-page-break/>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text:span><text:span text:style-name="T2">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argeted formal validation and verification tool and analyze.</text:span></text:p>
      <text:p text:style-name="P14"><text:span text:style-name="T2">Currently, SPIDER includes a grammar and specification patterns for the specification </text:span><text:soft-page-break/><text:span text:style-name="T2">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ext:soft-page-break/>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6">intent</text:span><text:span text:style-name="T9"> </text:span><text:span text:style-name="T1">(the structure of the specified behavior), a </text:span><text:span text:style-name="T6">scope</text:span><text:span text:style-name="T9">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text:soft-page-break/>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text:span><text:span text:style-name="T1">alphabet may include more events than just action and response, Immediacy deals with whether or not these other events may occur at the second state. </text:span><text:span text:style-name="T2">Figure 2</text:span><text:span text:style-name="T9">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ext:span><text:span text:style-name="T1">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text:soft-page-break/>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9">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text:span><text:span text:style-name="T1">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text:soft-page-break/>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pan text:style-name="T2">(</text:span><text:a xlink:type="simple" xlink:href="http://laser.cs.umass.edu/tools/propel.shtml"><text:span text:style-name="T14">http://laser.cs.umass.edu/tools/propel.shtml</text:span></text:a><text:span text:style-name="T10"> ← </text:span><text:span text:style-name="T2">java bljak)</text:span></text:p>
      <text:p text:style-name="Text_20_body"/>
      <text:p text:style-name="P5"><text:soft-page-break/>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text:soft-page-break/>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soft-page-break/>------------------------------</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4"><text:span text:style-name="T1">Prospec is a tool that assists practitioners in the elicitation and specification of system properties. </text:span><text:soft-page-break/><text:span text:style-name="T1">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9">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text:span><text:span text:style-name="T1">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text:span><text:span text:style-name="T1">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text:soft-page-break/>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text:soft-page-break/>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text:soft-page-break/>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ext:soft-page-break/>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ext:span><text:span text:style-name="T1">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o conduct both simulation and</text:span><text:span text:style-name="T9">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text:span><text:soft-page-break/><text:span text:style-name="T1">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9">←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text:span><text:soft-page-break/><text:span text:style-name="T1">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ext:span><text:span text:style-name="T2">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text:soft-page-break/>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2">this results in a uniform treatment of both the system and its specification</text:span><text:span text:style-name="T9">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text:soft-page-break/>necessarily have a direct impact on the model-checking process, they are powerful intermediaries for the development of automata-based algorithms and will make GOAL complete as a learning and teaching tool.</text:p>
      <text:p text:style-name="P2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17T13:16:49</dc:date>
    <dc:creator>Daniela Remenska</dc:creator>
    <meta:editing-duration>P6DT10H26M4S</meta:editing-duration>
    <meta:editing-cycles>516</meta:editing-cycles>
    <meta:generator>LibreOffice/3.5$Linux_x86 LibreOffice_project/350m1$Build-2</meta:generator>
    <meta:document-statistic meta:table-count="0" meta:image-count="0" meta:object-count="0" meta:page-count="202" meta:paragraph-count="1925" meta:word-count="123262" meta:character-count="788506" meta:non-whitespace-character-count="666603"/>
  </office:meta>
</office:document-meta>
</file>